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7.1508in" svg:y="0.0394in">
            <draw:object draw:notify-on-update-of-ranges="Sheet1.A1:Sheet1.A1 Sheet1.A2:Sheet1.A11 Sheet1.B1:Sheet1.B1 Sheet1.B2:Sheet1.B11 Sheet1.C1:Sheet1.C1 Sheet1.C2:Sheet1.C11 Sheet1.D1:Sheet1.D1 Sheet1.D2:Sheet1.D11 Sheet1.E1:Sheet1.E1 Sheet1.E2:Sheet1.E11 Sheet1.F1:Sheet1.F1 Sheet1.F2:Sheet1.F11 Sheet1.G1:Sheet1.G1 Sheet1.G2:Sheet1.G11 Sheet1.H1:Sheet1.H1 Sheet1.H2:Sheet1.H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Bubble</text:p>
          </table:table-cell>
          <table:table-cell office:value-type="string" calcext:value-type="string">
            <text:p>Shaker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Mquick</text:p>
          </table:table-cell>
          <table:table-cell office:value-type="string" calcext:value-type="string">
            <text:p>Hash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table:number-columns-repeated="2" office:value-type="float" office:value="5.80735492206" calcext:value-type="float">
            <text:p>5.8073549221</text:p>
          </table:table-cell>
          <table:table-cell office:value-type="float" office:value="5.16992500144" calcext:value-type="float">
            <text:p>5.1699250014</text:p>
          </table:table-cell>
          <table:table-cell office:value-type="float" office:value="4.08746284125" calcext:value-type="float">
            <text:p>4.0874628413</text:p>
          </table:table-cell>
          <table:table-cell office:value-type="float" office:value="4.80735492206" calcext:value-type="float">
            <text:p>4.8073549221</text:p>
          </table:table-cell>
          <table:table-cell office:value-type="float" office:value="3.70043971814" calcext:value-type="float">
            <text:p>3.70043971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number-columns-repeated="2" office:value-type="float" office:value="7.90689059561" calcext:value-type="float">
            <text:p>7.9068905956</text:p>
          </table:table-cell>
          <table:table-cell office:value-type="float" office:value="7.08746284125" calcext:value-type="float">
            <text:p>7.0874628413</text:p>
          </table:table-cell>
          <table:table-cell office:value-type="float" office:value="5.49185309633" calcext:value-type="float">
            <text:p>5.4918530963</text:p>
          </table:table-cell>
          <table:table-cell office:value-type="float" office:value="6.90689059561" calcext:value-type="float">
            <text:p>6.9068905956</text:p>
          </table:table-cell>
          <table:table-cell office:value-type="float" office:value="5.24792751344" calcext:value-type="float">
            <text:p>5.24792751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number-columns-repeated="2" office:value-type="float" office:value="9.95419631039" calcext:value-type="float">
            <text:p>9.9541963104</text:p>
          </table:table-cell>
          <table:table-cell office:value-type="float" office:value="9.04439411936" calcext:value-type="float">
            <text:p>9.0443941194</text:p>
          </table:table-cell>
          <table:table-cell office:value-type="float" office:value="6.76818432478" calcext:value-type="float">
            <text:p>6.7681843248</text:p>
          </table:table-cell>
          <table:table-cell office:value-type="float" office:value="8.95419631039" calcext:value-type="float">
            <text:p>8.9541963104</text:p>
          </table:table-cell>
          <table:table-cell office:value-type="float" office:value="6.68650052718" calcext:value-type="float">
            <text:p>6.68650052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number-columns-repeated="2" office:value-type="float" office:value="11.9772799235" calcext:value-type="float">
            <text:p>11.9772799235</text:p>
          </table:table-cell>
          <table:table-cell office:value-type="float" office:value="11.022367813" calcext:value-type="float">
            <text:p>11.022367813</text:p>
          </table:table-cell>
          <table:table-cell office:value-type="float" office:value="7.98299357469" calcext:value-type="float">
            <text:p>7.9829935747</text:p>
          </table:table-cell>
          <table:table-cell office:value-type="float" office:value="10.9772799235" calcext:value-type="float">
            <text:p>10.9772799235</text:p>
          </table:table-cell>
          <table:table-cell office:value-type="float" office:value="8.04439411936" calcext:value-type="float">
            <text:p>8.044394119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number-columns-repeated="2" office:value-type="float" office:value="13.9886846868" calcext:value-type="float">
            <text:p>13.9886846868</text:p>
          </table:table-cell>
          <table:table-cell office:value-type="float" office:value="13.0112272554" calcext:value-type="float">
            <text:p>13.0112272554</text:p>
          </table:table-cell>
          <table:table-cell office:value-type="float" office:value="9.16239132876" calcext:value-type="float">
            <text:p>9.1623913288</text:p>
          </table:table-cell>
          <table:table-cell office:value-type="float" office:value="12.9886846868" calcext:value-type="float">
            <text:p>12.9886846868</text:p>
          </table:table-cell>
          <table:table-cell office:value-type="float" office:value="9.342074668" calcext:value-type="float">
            <text:p>9.34207466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number-columns-repeated="2" office:value-type="float" office:value="15.9943534369" calcext:value-type="float">
            <text:p>15.9943534369</text:p>
          </table:table-cell>
          <table:table-cell office:value-type="float" office:value="15.0056245492" calcext:value-type="float">
            <text:p>15.0056245492</text:p>
          </table:table-cell>
          <table:table-cell office:value-type="float" office:value="10.3185428097" calcext:value-type="float">
            <text:p>10.3185428097</text:p>
          </table:table-cell>
          <table:table-cell office:value-type="float" office:value="14.9943534369" calcext:value-type="float">
            <text:p>14.9943534369</text:p>
          </table:table-cell>
          <table:table-cell office:value-type="float" office:value="10.5943246039" calcext:value-type="float">
            <text:p>10.594324603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table:number-columns-repeated="2" office:value-type="float" office:value="17.9971794809" calcext:value-type="float">
            <text:p>17.9971794809</text:p>
          </table:table-cell>
          <table:table-cell office:value-type="float" office:value="17.0028150156" calcext:value-type="float">
            <text:p>17.0028150156</text:p>
          </table:table-cell>
          <table:table-cell office:value-type="float" office:value="11.4578938373" calcext:value-type="float">
            <text:p>11.4578938373</text:p>
          </table:table-cell>
          <table:table-cell office:value-type="float" office:value="16.9971794809" calcext:value-type="float">
            <text:p>16.9971794809</text:p>
          </table:table-cell>
          <table:table-cell office:value-type="float" office:value="11.8117760553" calcext:value-type="float">
            <text:p>11.811776055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table:number-columns-repeated="2" office:value-type="float" office:value="19.9985904297" calcext:value-type="float">
            <text:p>19.9985904297</text:p>
          </table:table-cell>
          <table:table-cell office:value-type="float" office:value="19.0014081944" calcext:value-type="float">
            <text:p>19.0014081944</text:p>
          </table:table-cell>
          <table:table-cell office:value-type="float" office:value="12.5842578877" calcext:value-type="float">
            <text:p>12.5842578877</text:p>
          </table:table-cell>
          <table:table-cell office:value-type="float" office:value="18.9985904297" calcext:value-type="float">
            <text:p>18.9985904297</text:p>
          </table:table-cell>
          <table:table-cell office:value-type="float" office:value="13.0021117765" calcext:value-type="float">
            <text:p>13.00211177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number-columns-repeated="2" office:value-type="float" office:value="21.999295387" calcext:value-type="float">
            <text:p>21.999295387</text:p>
          </table:table-cell>
          <table:table-cell office:value-type="float" office:value="21.000704269" calcext:value-type="float">
            <text:p>21.000704269</text:p>
          </table:table-cell>
          <table:table-cell office:value-type="float" office:value="13.7001145549" calcext:value-type="float">
            <text:p>13.7001145549</text:p>
          </table:table-cell>
          <table:table-cell office:value-type="float" office:value="20.999295387" calcext:value-type="float">
            <text:p>20.999295387</text:p>
          </table:table-cell>
          <table:table-cell office:value-type="float" office:value="14.1709421686" calcext:value-type="float">
            <text:p>14.170942168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table:number-columns-repeated="2" office:value-type="float" office:value="23.9996477365" calcext:value-type="float">
            <text:p>23.9996477365</text:p>
          </table:table-cell>
          <table:table-cell office:value-type="float" office:value="23.0003521775" calcext:value-type="float">
            <text:p>23.0003521775</text:p>
          </table:table-cell>
          <table:table-cell office:value-type="float" office:value="14.8072039625" calcext:value-type="float">
            <text:p>14.8072039625</text:p>
          </table:table-cell>
          <table:table-cell office:value-type="float" office:value="22.9996477365" calcext:value-type="float">
            <text:p>22.9996477365</text:p>
          </table:table-cell>
          <table:table-cell office:value-type="float" office:value="15.3224211193" calcext:value-type="float">
            <text:p>15.3224211193</text:p>
          </table:table-cell>
          <table:table-cell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7T13:28:10.883379955</meta:creation-date>
    <dc:date>2016-10-17T13:36:15.234896862</dc:date>
    <meta:editing-duration>P0D</meta:editing-duration>
    <meta:editing-cycles>1</meta:editing-cycles>
    <meta:document-statistic meta:table-count="1" meta:cell-count="78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27cm" svg:y="2.707cm" style:legend-expansion="high" chart:style-name="ch2"/>
        <chart:plot-area chart:style-name="ch3" table:cell-range-address="Sheet1.A1:Sheet1.H11" chart:data-source-has-labels="both" svg:x="0.32cm" svg:y="0.18cm" svg:width="12.587cm" svg:height="8.64cm">
          <chartooo:coordinate-region svg:x="0.941cm" svg:y="0.379cm" svg:width="11.966cm" svg:height="7.794cm"/>
          <chart:axis chart:dimension="x" chart:name="primary-x" chart:style-name="ch4" chartooo:axis-type="auto">
            <chartooo:date-scale/>
            <chart:categories table:cell-range-address="Sheet1.A2:Sheet1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1" chart:label-cell-address="Sheet1.B1:Sheet1.B1" chart:class="chart:line">
            <chart:data-point chart:repeated="10"/>
          </chart:series>
          <chart:series chart:style-name="ch7" chart:values-cell-range-address="Sheet1.C2:Sheet1.C11" chart:label-cell-address="Sheet1.C1:Sheet1.C1" chart:class="chart:line">
            <chart:data-point chart:repeated="10"/>
          </chart:series>
          <chart:series chart:style-name="ch8" chart:values-cell-range-address="Sheet1.D2:Sheet1.D11" chart:label-cell-address="Sheet1.D1:Sheet1.D1" chart:class="chart:line">
            <chart:data-point chart:repeated="10"/>
          </chart:series>
          <chart:series chart:style-name="ch9" chart:values-cell-range-address="Sheet1.E2:Sheet1.E11" chart:label-cell-address="Sheet1.E1:Sheet1.E1" chart:class="chart:line">
            <chart:data-point chart:repeated="10"/>
          </chart:series>
          <chart:series chart:style-name="ch10" chart:values-cell-range-address="Sheet1.F2:Sheet1.F11" chart:label-cell-address="Sheet1.F1:Sheet1.F1" chart:class="chart:line">
            <chart:data-point chart:repeated="10"/>
          </chart:series>
          <chart:series chart:style-name="ch11" chart:values-cell-range-address="Sheet1.G2:Sheet1.G11" chart:label-cell-address="Sheet1.G1:Sheet1.G1" chart:class="chart:line">
            <chart:data-point chart:repeated="10"/>
          </chart:series>
          <chart:series chart:style-name="ch12" chart:values-cell-range-address="Sheet1.H2:Sheet1.H11" chart:label-cell-address="Sheet1.H1:Sheet1.H1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</text:p>
                <draw:g>
                  <svg:desc>Sheet1.B1:Sheet1.B1</svg:desc>
                </draw:g>
              </table:table-cell>
              <table:table-cell office:value-type="string">
                <text:p>Shaker</text:p>
                <draw:g>
                  <svg:desc>Sheet1.C1:Sheet1.C1</svg:desc>
                </draw:g>
              </table:table-cell>
              <table:table-cell office:value-type="string">
                <text:p>Selection</text:p>
                <draw:g>
                  <svg:desc>Sheet1.D1:Sheet1.D1</svg:desc>
                </draw:g>
              </table:table-cell>
              <table:table-cell office:value-type="string">
                <text:p>Merge</text:p>
                <draw:g>
                  <svg:desc>Sheet1.E1:Sheet1.E1</svg:desc>
                </draw:g>
              </table:table-cell>
              <table:table-cell office:value-type="string">
                <text:p>Quick</text:p>
                <draw:g>
                  <svg:desc>Sheet1.F1:Sheet1.F1</svg:desc>
                </draw:g>
              </table:table-cell>
              <table:table-cell office:value-type="string">
                <text:p>Mquick</text:p>
                <draw:g>
                  <svg:desc>Sheet1.G1:Sheet1.G1</svg:desc>
                </draw:g>
              </table:table-cell>
              <table:table-cell office:value-type="string">
                <text:p>Hash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ize</text:p>
                <draw:g>
                  <svg:desc>Sheet1.A2:Sheet1.A11</svg:desc>
                </draw:g>
              </table:table-cell>
              <table:table-cell office:value-type="float" office:value="5.80735492206">
                <text:p>5.80735492206</text:p>
                <draw:g>
                  <svg:desc>Sheet1.B2:Sheet1.B11</svg:desc>
                </draw:g>
              </table:table-cell>
              <table:table-cell office:value-type="float" office:value="5.80735492206">
                <text:p>5.80735492206</text:p>
                <draw:g>
                  <svg:desc>Sheet1.C2:Sheet1.C11</svg:desc>
                </draw:g>
              </table:table-cell>
              <table:table-cell office:value-type="float" office:value="5.16992500144">
                <text:p>5.16992500144</text:p>
                <draw:g>
                  <svg:desc>Sheet1.D2:Sheet1.D11</svg:desc>
                </draw:g>
              </table:table-cell>
              <table:table-cell office:value-type="float" office:value="4.08746284125">
                <text:p>4.08746284125</text:p>
                <draw:g>
                  <svg:desc>Sheet1.E2:Sheet1.E11</svg:desc>
                </draw:g>
              </table:table-cell>
              <table:table-cell office:value-type="float" office:value="4.80735492206">
                <text:p>4.80735492206</text:p>
                <draw:g>
                  <svg:desc>Sheet1.F2:Sheet1.F11</svg:desc>
                </draw:g>
              </table:table-cell>
              <table:table-cell office:value-type="float" office:value="3.70043971814">
                <text:p>3.70043971814</text:p>
                <draw:g>
                  <svg:desc>Sheet1.G2:Sheet1.G11</svg:desc>
                </draw:g>
              </table:table-cell>
              <table:table-cell office:value-type="float" office:value="3">
                <text:p>3</text:p>
                <draw:g>
                  <svg:desc>Sheet1.H2:Sheet1.H11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90689059561">
                <text:p>7.90689059561</text:p>
              </table:table-cell>
              <table:table-cell office:value-type="float" office:value="7.90689059561">
                <text:p>7.90689059561</text:p>
              </table:table-cell>
              <table:table-cell office:value-type="float" office:value="7.08746284125">
                <text:p>7.08746284125</text:p>
              </table:table-cell>
              <table:table-cell office:value-type="float" office:value="5.49185309633">
                <text:p>5.49185309633</text:p>
              </table:table-cell>
              <table:table-cell office:value-type="float" office:value="6.90689059561">
                <text:p>6.90689059561</text:p>
              </table:table-cell>
              <table:table-cell office:value-type="float" office:value="5.24792751344">
                <text:p>5.247927513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95419631039">
                <text:p>9.95419631039</text:p>
              </table:table-cell>
              <table:table-cell office:value-type="float" office:value="9.95419631039">
                <text:p>9.95419631039</text:p>
              </table:table-cell>
              <table:table-cell office:value-type="float" office:value="9.04439411936">
                <text:p>9.04439411936</text:p>
              </table:table-cell>
              <table:table-cell office:value-type="float" office:value="6.76818432478">
                <text:p>6.76818432478</text:p>
              </table:table-cell>
              <table:table-cell office:value-type="float" office:value="8.95419631039">
                <text:p>8.95419631039</text:p>
              </table:table-cell>
              <table:table-cell office:value-type="float" office:value="6.68650052718">
                <text:p>6.686500527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9772799235">
                <text:p>11.9772799235</text:p>
              </table:table-cell>
              <table:table-cell office:value-type="float" office:value="11.9772799235">
                <text:p>11.9772799235</text:p>
              </table:table-cell>
              <table:table-cell office:value-type="float" office:value="11.022367813">
                <text:p>11.022367813</text:p>
              </table:table-cell>
              <table:table-cell office:value-type="float" office:value="7.98299357469">
                <text:p>7.98299357469</text:p>
              </table:table-cell>
              <table:table-cell office:value-type="float" office:value="10.9772799235">
                <text:p>10.9772799235</text:p>
              </table:table-cell>
              <table:table-cell office:value-type="float" office:value="8.04439411936">
                <text:p>8.044394119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.9886846868">
                <text:p>13.9886846868</text:p>
              </table:table-cell>
              <table:table-cell office:value-type="float" office:value="13.9886846868">
                <text:p>13.9886846868</text:p>
              </table:table-cell>
              <table:table-cell office:value-type="float" office:value="13.0112272554">
                <text:p>13.0112272554</text:p>
              </table:table-cell>
              <table:table-cell office:value-type="float" office:value="9.16239132876">
                <text:p>9.16239132876</text:p>
              </table:table-cell>
              <table:table-cell office:value-type="float" office:value="12.9886846868">
                <text:p>12.9886846868</text:p>
              </table:table-cell>
              <table:table-cell office:value-type="float" office:value="9.342074668">
                <text:p>9.34207466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9943534369">
                <text:p>15.9943534369</text:p>
              </table:table-cell>
              <table:table-cell office:value-type="float" office:value="15.9943534369">
                <text:p>15.9943534369</text:p>
              </table:table-cell>
              <table:table-cell office:value-type="float" office:value="15.0056245492">
                <text:p>15.0056245492</text:p>
              </table:table-cell>
              <table:table-cell office:value-type="float" office:value="10.3185428097">
                <text:p>10.3185428097</text:p>
              </table:table-cell>
              <table:table-cell office:value-type="float" office:value="14.9943534369">
                <text:p>14.9943534369</text:p>
              </table:table-cell>
              <table:table-cell office:value-type="float" office:value="10.5943246039">
                <text:p>10.594324603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9971794809">
                <text:p>17.9971794809</text:p>
              </table:table-cell>
              <table:table-cell office:value-type="float" office:value="17.9971794809">
                <text:p>17.9971794809</text:p>
              </table:table-cell>
              <table:table-cell office:value-type="float" office:value="17.0028150156">
                <text:p>17.0028150156</text:p>
              </table:table-cell>
              <table:table-cell office:value-type="float" office:value="11.4578938373">
                <text:p>11.4578938373</text:p>
              </table:table-cell>
              <table:table-cell office:value-type="float" office:value="16.9971794809">
                <text:p>16.9971794809</text:p>
              </table:table-cell>
              <table:table-cell office:value-type="float" office:value="11.8117760553">
                <text:p>11.81177605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9985904297">
                <text:p>19.9985904297</text:p>
              </table:table-cell>
              <table:table-cell office:value-type="float" office:value="19.9985904297">
                <text:p>19.9985904297</text:p>
              </table:table-cell>
              <table:table-cell office:value-type="float" office:value="19.0014081944">
                <text:p>19.0014081944</text:p>
              </table:table-cell>
              <table:table-cell office:value-type="float" office:value="12.5842578877">
                <text:p>12.5842578877</text:p>
              </table:table-cell>
              <table:table-cell office:value-type="float" office:value="18.9985904297">
                <text:p>18.9985904297</text:p>
              </table:table-cell>
              <table:table-cell office:value-type="float" office:value="13.0021117765">
                <text:p>13.00211177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.999295387">
                <text:p>21.999295387</text:p>
              </table:table-cell>
              <table:table-cell office:value-type="float" office:value="21.999295387">
                <text:p>21.999295387</text:p>
              </table:table-cell>
              <table:table-cell office:value-type="float" office:value="21.000704269">
                <text:p>21.000704269</text:p>
              </table:table-cell>
              <table:table-cell office:value-type="float" office:value="13.7001145549">
                <text:p>13.7001145549</text:p>
              </table:table-cell>
              <table:table-cell office:value-type="float" office:value="20.999295387">
                <text:p>20.999295387</text:p>
              </table:table-cell>
              <table:table-cell office:value-type="float" office:value="14.1709421686">
                <text:p>14.170942168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.9996477365">
                <text:p>23.9996477365</text:p>
              </table:table-cell>
              <table:table-cell office:value-type="float" office:value="23.9996477365">
                <text:p>23.9996477365</text:p>
              </table:table-cell>
              <table:table-cell office:value-type="float" office:value="23.0003521775">
                <text:p>23.0003521775</text:p>
              </table:table-cell>
              <table:table-cell office:value-type="float" office:value="14.8072039625">
                <text:p>14.8072039625</text:p>
              </table:table-cell>
              <table:table-cell office:value-type="float" office:value="22.9996477365">
                <text:p>22.9996477365</text:p>
              </table:table-cell>
              <table:table-cell office:value-type="float" office:value="15.3224211193">
                <text:p>15.3224211193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